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fc6" officeooo:paragraph-rsid="0000dfc6"/>
    </style:style>
    <style:style style:name="P2" style:family="paragraph" style:parent-style-name="Standard">
      <style:text-properties officeooo:rsid="0000dfc6" officeooo:paragraph-rsid="000226ea"/>
    </style:style>
    <style:style style:name="P3" style:family="paragraph" style:parent-style-name="Standard">
      <style:text-properties officeooo:rsid="00026777" officeooo:paragraph-rsid="00026777"/>
    </style:style>
    <style:style style:name="P4" style:family="paragraph" style:parent-style-name="Standard">
      <style:text-properties officeooo:rsid="00038451" officeooo:paragraph-rsid="00038451"/>
    </style:style>
    <style:style style:name="P5" style:family="paragraph" style:parent-style-name="Standard">
      <style:text-properties officeooo:rsid="0004c11f" officeooo:paragraph-rsid="0004c11f"/>
    </style:style>
    <style:style style:name="P6" style:family="paragraph" style:parent-style-name="Standard">
      <style:text-properties officeooo:rsid="000642dc" officeooo:paragraph-rsid="000642dc"/>
    </style:style>
    <style:style style:name="P7" style:family="paragraph" style:parent-style-name="Standard">
      <style:text-properties officeooo:rsid="00076a1e" officeooo:paragraph-rsid="00076a1e"/>
    </style:style>
    <style:style style:name="P8" style:family="paragraph" style:parent-style-name="Standard">
      <style:text-properties officeooo:rsid="00076a1e" officeooo:paragraph-rsid="00076a1e"/>
    </style:style>
    <style:style style:name="P9" style:family="paragraph" style:parent-style-name="Standard">
      <style:text-properties officeooo:rsid="00098cd9" officeooo:paragraph-rsid="00098cd9"/>
    </style:style>
    <style:style style:name="P10" style:family="paragraph" style:parent-style-name="Standard">
      <style:text-properties officeooo:rsid="000b5b4a" officeooo:paragraph-rsid="000b5b4a"/>
    </style:style>
    <style:style style:name="P11" style:family="paragraph" style:parent-style-name="Standard">
      <style:text-properties officeooo:rsid="000b6de7" officeooo:paragraph-rsid="000b6de7"/>
    </style:style>
    <style:style style:name="T1" style:family="text">
      <style:text-properties officeooo:rsid="0000dfc6"/>
    </style:style>
    <style:style style:name="T2" style:family="text">
      <style:text-properties officeooo:rsid="000226ea"/>
    </style:style>
    <style:style style:name="T3" style:family="text">
      <style:text-properties officeooo:rsid="00038451"/>
    </style:style>
    <style:style style:name="T4" style:family="text">
      <style:text-properties officeooo:rsid="0004c1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8(10) → BIN</text:p>
      <text:p text:style-name="P1">98/2 = 49(0) 49/2=24(1) 24/2=12(0) 12/2=6(0) 6/2= 3(0) 3/2=1(1) 1/2=0(1)→ 1100010</text:p>
      <text:p text:style-name="P1"/>
      <text:p text:style-name="P1">56(10) → BIN</text:p>
      <text:p text:style-name="P1">56/2=28(0) 28/2=14(0) 14/2=7(0) 7/2=3(1) 3/2=1(1) 1/2=0(1) → 111000</text:p>
      <text:p text:style-name="P1"/>
      <text:p text:style-name="P1"/>
      <text:p text:style-name="P1">31(10) → BIN</text:p>
      <text:p text:style-name="P1">31/2=15(1) 15/2=7(1) 7/2=3(1) 3/2=1(1) 1/2=0(1) → 11111</text:p>
      <text:p text:style-name="P1"/>
      <text:p text:style-name="P1">32(10) → BIN</text:p>
      <text:p text:style-name="P1">32/2=16(0) 16/2=8(0) 8/2=4(0) 4/2=2(0) 2/2=1(0) 1/2=0(1) → 100000</text:p>
      <text:p text:style-name="P1"/>
      <text:p text:style-name="P1">2(10) → BIN</text:p>
      <text:p text:style-name="P1">2/2=1(0) 1/2=0(1) → 10</text:p>
      <text:p text:style-name="P1"/>
      <text:p text:style-name="P1">1000(10) → BIN</text:p>
      <text:p text:style-name="P1">1000/2=500(0) 500/2=250(0) 250/2=125(0) 125/2=62(1) 62/2=31(0) 31/2=15(1) 15/2=7(1) 7/2=3(1) 3/2=1(1) 1/2=0(1) → 1111101000</text:p>
      <text:p text:style-name="P1"/>
      <text:p text:style-name="P1">111(10) → BIN</text:p>
      <text:p text:style-name="P2">111/2=55(1) 55/2=27(1) 27/2=13(1) 13/2=6(1) 6/2= 3(0) 3/2=1(1) 1/2=0(1) → <text:span text:style-name="T2">1101111</text:span></text:p>
      <text:p text:style-name="P2"/>
      <text:p text:style-name="P3">45(10) → BIN</text:p>
      <text:p text:style-name="P3">45/2=22(1) 22/2=11(0) 11/2=5(1) 5/2=2(1) 2/2=1(0) 1/2=0(1) → 101101</text:p>
      <text:p text:style-name="P3"/>
      <text:p text:style-name="P3">14825(10) → BIN </text:p>
      <text:p text:style-name="P3">14825/2 =7412(1) 7412/2=3706(0) 3706/2=1853(0) 1853/2=926(1) 926/2=463(0) 463/2=231(1) 231/2=115(1) 115/2=57(1) 57/2=28(1) <text:span text:style-name="T1">28/2=14(0) 14/2=7(0) 7/2=3(1) 3/2=1(1) 1/2=0(1) → </text:span>11100111101001</text:p>
      <text:p text:style-name="P3"/>
      <text:p text:style-name="P3">10(2) → DEC</text:p>
      <text:p text:style-name="P3">1*2+0*1 =2</text:p>
      <text:p text:style-name="P3"/>
      <text:p text:style-name="P3">11101(2) → DEC</text:p>
      <text:p text:style-name="P3">1*1+0*2+1*4+1*8+1*16=29</text:p>
      <text:p text:style-name="P3"/>
      <text:p text:style-name="P3">1111(2)→ DEC</text:p>
      <text:p text:style-name="P3">1+2+4+8=15</text:p>
      <text:p text:style-name="P3"/>
      <text:p text:style-name="P3">11110(2) → DEC </text:p>
      <text:p text:style-name="P3">0*1+1*2+1*4+1*8+1*16=30</text:p>
      <text:p text:style-name="P3"/>
      <text:p text:style-name="P3">11011(2) → DEC </text:p>
      <text:p text:style-name="P3">1*1+1*2+0*4+1*8+1*16=27</text:p>
      <text:p text:style-name="P3"/>
      <text:p text:style-name="P3">1001(2) → DEC </text:p>
      <text:p text:style-name="P3">1*1+0*2+0*4+1*8 = 9</text:p>
      <text:p text:style-name="P3"/>
      <text:p text:style-name="P3">1110111(2) → DEC </text:p>
      <text:p text:style-name="P3">1*1+1*2+1*<text:span text:style-name="T3">4</text:span>+0*<text:span text:style-name="T3">8</text:span>+1*<text:span text:style-name="T3">16</text:span>+1*<text:span text:style-name="T3">32</text:span>+1*<text:span text:style-name="T3">64</text:span>=<text:span text:style-name="T3">119</text:span></text:p>
      <text:p text:style-name="P3"/>
      <text:p text:style-name="P4"><text:soft-page-break/>11001100(2) → DEC </text:p>
      <text:p text:style-name="P4">0*1+0*2+1*4+1*8+0*16+0*32+1*64+1*128=204</text:p>
      <text:p text:style-name="P4"/>
      <text:p text:style-name="P4">1010101010(2) → DEC</text:p>
      <text:p text:style-name="P4">0*1+1*2+0*4+1*8+0*16+1*32+0*64+1*128+0*256+1*512+0*1024=682</text:p>
      <text:p text:style-name="P4"/>
      <text:p text:style-name="P4">10→ A 11→ B 12→ C 13→ D 14→ E 15→ F 16→ 10</text:p>
      <text:p text:style-name="P4">48(10) → HEX</text:p>
      <text:p text:style-name="P4">48/16=3(0) 3/16=0(3) → 30</text:p>
      <text:p text:style-name="P4"/>
      <text:p text:style-name="P4">156(10) → HEX </text:p>
      <text:p text:style-name="P4">156/16=9(12) 9/16=0(9) → 9C</text:p>
      <text:p text:style-name="P4"/>
      <text:p text:style-name="P4">321(10) → HEX</text:p>
      <text:p text:style-name="P4">321/16=20(1) 20/16=1(4) 1/16=0<text:span text:style-name="T4">(1) → 141</text:span></text:p>
      <text:p text:style-name="P4"/>
      <text:p text:style-name="P5">255(10) → HEX</text:p>
      <text:p text:style-name="P5">255/16=15(15) 15/16=0(15) → FF</text:p>
      <text:p text:style-name="P5"/>
      <text:p text:style-name="P5">1024(10) → HEX </text:p>
      <text:p text:style-name="P5">1024/16=64(0) 64/16=4(0) 4/16=0(4) → 400</text:p>
      <text:p text:style-name="P5"/>
      <text:p text:style-name="P5">8(10) → HEX</text:p>
      <text:p text:style-name="P5">8/16=0(8) → 8</text:p>
      <text:p text:style-name="P5"/>
      <text:p text:style-name="P5">100(10) → HEX</text:p>
      <text:p text:style-name="P5">100/16=6(4) 6/16=0(6) → 64</text:p>
      <text:p text:style-name="P5"/>
      <text:p text:style-name="P5">14567(10) → HEX</text:p>
      <text:p text:style-name="P6">14567/16=910(7) 910/16=56(14) 56/16=3(8) 3/16=0(3) → 38E7</text:p>
      <text:p text:style-name="P6"/>
      <text:p text:style-name="P6">2020(10) → HEX</text:p>
      <text:p text:style-name="P7">2020/16=126(4) 126/167=7(14) 7/16=0(7) → 7E4</text:p>
      <text:p text:style-name="P7"/>
      <text:p text:style-name="P9">A(16) → DEC </text:p>
      <text:p text:style-name="P9">10</text:p>
      <text:p text:style-name="P9"/>
      <text:p text:style-name="P9">100(16) → DEC </text:p>
      <text:p text:style-name="P9">0*1+0*16+1*256 → 256</text:p>
      <text:p text:style-name="P9"/>
      <text:p text:style-name="P9">3E(16) → DEC </text:p>
      <text:p text:style-name="P9">14*1+3*16 → 62</text:p>
      <text:p text:style-name="P9"/>
      <text:p text:style-name="P9">B(16) → BIN </text:p>
      <text:p text:style-name="P9">B → 1011 </text:p>
      <text:p text:style-name="P9"/>
      <text:p text:style-name="P9">200(16) → BIN</text:p>
      <text:p text:style-name="P9">200 = 2 0 0 = 0010 0000 0000</text:p>
      <text:p text:style-name="P9"/>
      <text:p text:style-name="P9">3E(16) → BIN</text:p>
      <text:p text:style-name="P9">3E = 3 E = 0011 1110 </text:p>
      <text:p text:style-name="P9"/>
      <text:p text:style-name="P9"><text:soft-page-break/>110(2) → HEX</text:p>
      <text:p text:style-name="P9">110 = 6</text:p>
      <text:p text:style-name="P9"><text:s/></text:p>
      <text:p text:style-name="P9">1100101(2) → HEX</text:p>
      <text:p text:style-name="P9">1100101 = 110 0101 = 6 5</text:p>
      <text:p text:style-name="P9"/>
      <text:p text:style-name="P9">110011(2) → HEX</text:p>
      <text:p text:style-name="P9">110011 = 11 0011 = 3 3 </text:p>
      <text:p text:style-name="P9"/>
      <text:p text:style-name="P9">101110110(2) → HEX</text:p>
      <text:p text:style-name="P9">101110110=1 0111 0110 = 1 7 6</text:p>
      <text:p text:style-name="P9"/>
      <text:p text:style-name="P10">8(10) → OCT</text:p>
      <text:p text:style-name="P10">8 → 10</text:p>
      <text:p text:style-name="P10"/>
      <text:p text:style-name="P10">56(10) → OCT</text:p>
      <text:p text:style-name="P10"/>
      <text:p text:style-name="P10">56/8 =7(0) 7/8=0(7) → 70</text:p>
      <text:p text:style-name="P10"/>
      <text:p text:style-name="P10">31(10) → OCT</text:p>
      <text:p text:style-name="P10">31/8=3(7) 3/8=0(3) → 37</text:p>
      <text:p text:style-name="P11"/>
      <text:p text:style-name="P11">24(10) → OCT</text:p>
      <text:p text:style-name="P11">24/8=3(0) 3/8=0(3) → 30</text:p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20:32:24.516227617</meta:creation-date>
    <dc:date>2022-07-18T01:48:12.310500469</dc:date>
    <meta:editing-duration>PT19M5S</meta:editing-duration>
    <meta:editing-cycles>5</meta:editing-cycles>
    <meta:generator>LibreOffice/7.3.4.2$Linux_X86_64 LibreOffice_project/30$Build-2</meta:generator>
    <meta:document-statistic meta:table-count="0" meta:image-count="0" meta:object-count="0" meta:page-count="3" meta:paragraph-count="84" meta:word-count="339" meta:character-count="2139" meta:non-whitespace-character-count="1867"/>
  </office:meta>
</office:document-meta>
</file>